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Gradient</text:p>
          </table:table-cell>
          <table:table-cell office:value-type="string" calcext:value-type="string">
            <text:p>Querschnitt</text:p>
          </table:table-cell>
          <table:table-cell office:value-type="string" calcext:value-type="string">
            <text:p>RWB</text:p>
          </table:table-cell>
          <table:table-cell office:value-type="string" calcext:value-type="string">
            <text:p>Querschläge</text:p>
          </table:table-cell>
          <table:table-cell office:value-type="string" calcext:value-type="string">
            <text:p>Personen</text:p>
          </table:table-cell>
          <table:table-cell/>
          <table:table-cell office:value-type="string" calcext:value-type="string">
            <text:p>Risiko</text:p>
          </table:table-cell>
          <table:table-cell office:value-type="string" calcext:value-type="string">
            <text:p>Risiko S-Bah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21</text:p>
          </table:table-cell>
          <table:table-cell office:value-type="float" office:value="25" calcext:value-type="float">
            <text:p>25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500" calcext:value-type="float">
            <text:p>500</text:p>
          </table:table-cell>
          <table:table-cell office:value-type="float" office:value="1757" calcext:value-type="float">
            <text:p>1757</text:p>
          </table:table-cell>
          <table:table-cell/>
          <table:table-cell table:formula="of:=(60-10)/([.C2]-10)*(1/3*([.B2]/25)+1)*(1.8/[.D2])*([.E2]/250)*([.F2]/1000)" office:value-type="float" office:value="14.2845528455285" calcext:value-type="float">
            <text:p>14.2845528455285</text:p>
          </table:table-cell>
          <table:table-cell table:formula="of:=(40-9)/([.C2]-9)*(1/3*([.B2]/25)+1)*(1.4/[.D2])*([.E2]/250)*([.F2]/1000)" office:value-type="float" office:value="6.68453210607057" calcext:value-type="float">
            <text:p>6.68453210607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E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(60-10)/([.C3]-10)*(1/3*([.B3]/25)+1)*(1.8/[.D3])*([.E3]/250)*([.F3]/1000)" office:value-type="float" office:value="21.2307692307692" calcext:value-type="float">
            <text:p>21.2307692307692</text:p>
          </table:table-cell>
          <table:table-cell table:formula="of:=(40-9)/([.C3]-9)*(1/3*([.B3]/25)+1)*(1.4/[.D3])*([.E3]/250)*([.F3]/1000)" office:value-type="float" office:value="9.85876543209876" calcext:value-type="float">
            <text:p>9.85876543209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ötschberg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330" calcext:value-type="float">
            <text:p>330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(60-10)/([.C4]-10)*(1/3*([.B4]/25)+1)*(1.8/[.D4])*([.E4]/250)*([.F4]/1000)" office:value-type="float" office:value="3.64543268571429" calcext:value-type="float">
            <text:p>3.64543268571429</text:p>
          </table:table-cell>
          <table:table-cell table:formula="of:=(40-9)/([.C4]-9)*(1/3*([.B4]/25)+1)*(1.4/[.D4])*([.E4]/250)*([.F4]/1000)" office:value-type="float" office:value="1.70907785481481" calcext:value-type="float">
            <text:p>1.70907785481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rail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office:value-type="float" office:value="1501" calcext:value-type="float">
            <text:p>1501</text:p>
          </table:table-cell>
          <table:table-cell/>
          <table:table-cell table:formula="of:=(60-10)/([.C5]-10)*(1/3*([.B5]/25)+1)*(1.8/[.D5])*([.E5]/250)*([.F5]/1000)" office:value-type="float" office:value="30.5144470588235" calcext:value-type="float">
            <text:p>30.5144470588235</text:p>
          </table:table-cell>
          <table:table-cell table:formula="of:=(40-9)/([.C5]-9)*(1/3*([.B5]/25)+1)*(1.4/[.D5])*([.E5]/250)*([.F5]/1000)" office:value-type="float" office:value="13.7950729411765" calcext:value-type="float">
            <text:p>13.7950729411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München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333" calcext:value-type="float">
            <text:p>333</text:p>
          </table:table-cell>
          <table:table-cell office:value-type="float" office:value="1633" calcext:value-type="float">
            <text:p>1633</text:p>
          </table:table-cell>
          <table:table-cell/>
          <table:table-cell table:formula="of:=(60-10)/([.C6]-10)*(1/3*([.B6]/25)+1)*(1.8/[.D6])*([.E6]/250)*([.F6]/1000)" office:value-type="float" office:value="15.63393375" calcext:value-type="float">
            <text:p>15.63393375</text:p>
          </table:table-cell>
          <table:table-cell table:formula="of:=(40-9)/([.C6]-9)*(1/3*([.B6]/25)+1)*(1.4/[.D6])*([.E6]/250)*([.F6]/1000)" office:value-type="float" office:value="7.237469064" calcext:value-type="float">
            <text:p>7.237469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60-10)/([.C7]-10)*(1/3*([.B7]/25)+1)*(1.8/[.D7])*([.E7]/250)*([.F7]/1000)" office:value-type="float" office:value="2.14285714285714" calcext:value-type="float">
            <text:p>2.14285714285714</text:p>
          </table:table-cell>
          <table:table-cell table:formula="of:=(40-9)/([.C7]-9)*(1/3*([.B7]/25)+1)*(1.4/[.D7])*([.E7]/250)*([.F7]/100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 Aviv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250" calcext:value-type="float">
            <text:p>250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60-10)/([.C8]-10)*(1/3*([.B8]/25)+1)*(1.8/[.D8])*([.E8]/250)*([.F8]/1000)" office:value-type="float" office:value="5.30181818181818" calcext:value-type="float">
            <text:p>5.30181818181818</text:p>
          </table:table-cell>
          <table:table-cell table:formula="of:=(40-9)/([.C8]-9)*(1/3*([.B8]/25)+1)*(1.4/[.D8])*([.E8]/250)*([.F8]/1000)" office:value-type="float" office:value="2.39686363636364" calcext:value-type="float">
            <text:p>2.39686363636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ulwald</text:p>
          </table:table-cell>
          <table:table-cell office:value-type="float" office:value="38.5" calcext:value-type="float">
            <text:p>38.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4500/(5+1)" office:value-type="float" office:value="750" calcext:value-type="float">
            <text:p>750</text:p>
          </table:table-cell>
          <table:table-cell table:formula="of:=1757*2" office:value-type="float" office:value="3514" calcext:value-type="float">
            <text:p>3514</text:p>
          </table:table-cell>
          <table:table-cell/>
          <table:table-cell table:formula="of:=(60-10)/([.C9]-10)*(1/3*([.B9]/25)+1)*(1.8/[.D9])*([.E9]/250)*([.F9]/1000)" office:value-type="float" office:value="14.358204" calcext:value-type="float">
            <text:p>14.358204</text:p>
          </table:table-cell>
          <table:table-cell table:formula="of:=(40-9)/([.C9]-9)*(1/3*([.B9]/25)+1)*(1.4/[.D9])*([.E9]/250)*([.F9]/1000)" office:value-type="float" office:value="6.78808337254902" calcext:value-type="float">
            <text:p>6.78808337254902</text:p>
          </table:table-cell>
          <table:table-cell office:value-type="string" calcext:value-type="string">
            <text:p>Ludwig Martin: Das längste Einzelbauwerk der Neubaustrecke. In: DB ProjektBau GmbH, Frankfurt (Hrsg.): Neubaustrecke Köln–Rhein/Main. Brücken und Tunnel. Ohne ISBN, S. 92–97.</text:p>
          </table:table-cell>
          <table:table-cell office:value-type="string" calcext:value-type="string">
            <text:p>Messungen anhand von Fotos <text:a xlink:href="https://www.eisenbahn-tunnelportale.de/lb/inhalt/tunnelportale/2690.html#schulwald" xlink:type="simple">https://www.eisenbahn-tunnelportale.de/lb/inhalt/tunnelportale/2690.html#schulwald</text:a></text:p>
          </table:table-cell>
          <table:table-cell/>
          <table:table-cell office:value-type="string" calcext:value-type="string">
            <text:p><text:a xlink:href="https://de.wikipedia.org/wiki/Schulwaldtunnel" xlink:type="simple">https://de.wikipedia.org/wiki/Schulwaldtunnel</text:a> „Fünf Notausgänge führen aus der Röhre“</text:p>
          </table:table-cell>
          <table:table-cell office:value-type="string" calcext:value-type="string">
            <text:p>~2 vollbesetzte ICE (zwei Richtungen, Maximalbelegung 200%) <text:a xlink:href="https://www.ice-treff.de/index.php?mode=thread&amp;id=192752" xlink:type="simple">https://www.ice-treff.de/index.php?mode=thread&amp;id=192752</text:a></text:p>
          </table:table-cell>
        </table:table-row>
        <table:table-row table:style-name="ro1">
          <table:table-cell office:value-type="string" calcext:value-type="string">
            <text:p>Dernbach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320" calcext:value-type="float">
            <text:p>3320</text:p>
          </table:table-cell>
          <table:table-cell/>
          <table:table-cell table:formula="of:=(60-10)/([.C10]-10)*(1/3*([.B10]/25)+1)*(1.8/[.D10])*([.E10]/250)*([.F10]/1000)" office:value-type="float" office:value="13.5456" calcext:value-type="float">
            <text:p>13.5456</text:p>
          </table:table-cell>
          <table:table-cell table:number-columns-repeated="6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Gotthard Basis</text:p>
          </table:table-cell>
          <table:table-cell office:value-type="float" office:value="6.8" calcext:value-type="float">
            <text:p>6.8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325" calcext:value-type="float">
            <text:p>325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(60-10)/([.C17]-10)*(1/3*([.B17]/25)+1)*(1.8/[.D17])*([.E17]/250)*([.F17]/1000)" office:value-type="float" office:value="6.27977720430108" calcext:value-type="float">
            <text:p>6.27977720430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tthard</text:p>
          </table:table-cell>
          <table:table-cell office:value-type="float" office:value="5.82" calcext:value-type="float">
            <text:p>5.8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5003" calcext:value-type="float">
            <text:p>15003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60-10)/([.C18]-10)*(1/3*([.B18]/25)+1)*(1.8/[.D18])*([.E18]/250)*([.F18]/1000)" office:value-type="float" office:value="207.864421714286" calcext:value-type="float">
            <text:p>207.864421714286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number-columns-repeated="11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ICE überfüllt</text:p>
          </table:table-cell>
          <table:table-cell table:style-name="ce1" office:value-type="percentage" office:value="2" calcext:value-type="percentage">
            <text:p>200.00%</text:p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2.München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333" calcext:value-type="float">
            <text:p>333</text:p>
          </table:table-cell>
          <table:table-cell office:value-type="float" office:value="1633" calcext:value-type="float">
            <text:p>1633</text:p>
          </table:table-cell>
          <table:table-cell/>
          <table:table-cell table:formula="of:=(60-10)/([.C39]-10)*(1/3*([.B39]/25)+1)*(1.8/[.D39])*([.E39]/250)*([.F39]/1000)" office:value-type="float" office:value="15.63393375" calcext:value-type="float">
            <text:p>15.63393375</text:p>
          </table:table-cell>
          <table:table-cell table:formula="of:=(40-9)/([.C39]-9)*(1/3*([.B39]/25)+1)*(1.4/[.D39])*([.E39]/250)*([.F39]/1000)" office:value-type="float" office:value="7.237469064" calcext:value-type="float">
            <text:p>7.237469064</text:p>
          </table:table-cell>
          <table:table-cell office:value-type="float" office:value="11.1" calcext:value-type="float">
            <text:p>11.1</text:p>
          </table:table-cell>
          <table:table-cell table:formula="of:=[.H39]/[.I39]" office:value-type="float" office:value="2.16013824884793" calcext:value-type="float">
            <text:p>2.16013824884793</text:p>
          </table:table-cell>
          <table:table-cell table:formula="of:=[.I39]/[.J39]" office:value-type="float" office:value="0.65202424" calcext:value-type="float">
            <text:p>0.65202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rail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office:value-type="float" office:value="1501" calcext:value-type="float">
            <text:p>1501</text:p>
          </table:table-cell>
          <table:table-cell/>
          <table:table-cell table:formula="of:=(60-10)/([.C40]-10)*(1/3*([.B40]/25)+1)*(1.8/[.D40])*([.E40]/250)*([.F40]/1000)" office:value-type="float" office:value="30.5144470588235" calcext:value-type="float">
            <text:p>30.5144470588235</text:p>
          </table:table-cell>
          <table:table-cell table:formula="of:=(40-9)/([.C40]-9)*(1/3*([.B40]/25)+1)*(1.4/[.D40])*([.E40]/250)*([.F40]/1000)" office:value-type="float" office:value="13.7950729411765" calcext:value-type="float">
            <text:p>13.7950729411765</text:p>
          </table:table-cell>
          <table:table-cell office:value-type="float" office:value="16.5" calcext:value-type="float">
            <text:p>16.5</text:p>
          </table:table-cell>
          <table:table-cell table:formula="of:=[.H40]/[.I40]" office:value-type="float" office:value="2.21198156682028" calcext:value-type="float">
            <text:p>2.21198156682028</text:p>
          </table:table-cell>
          <table:table-cell table:formula="of:=[.I40]/[.J40]" office:value-type="float" office:value="0.836065026737968" calcext:value-type="float">
            <text:p>0.836065026737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(60-10)/([.C41]-10)*(1/3*([.B41]/25)+1)*(1.8/[.D41])*([.E41]/250)*([.F41]/1000)" office:value-type="float" office:value="21.2307692307692" calcext:value-type="float">
            <text:p>21.2307692307692</text:p>
          </table:table-cell>
          <table:table-cell table:formula="of:=(40-9)/([.C41]-9)*(1/3*([.B41]/25)+1)*(1.4/[.D41])*([.E41]/250)*([.F41]/1000)" office:value-type="float" office:value="9.85876543209876" calcext:value-type="float">
            <text:p>9.85876543209876</text:p>
          </table:table-cell>
          <table:table-cell office:value-type="float" office:value="8.33" calcext:value-type="float">
            <text:p>8.33</text:p>
          </table:table-cell>
          <table:table-cell table:formula="of:=[.H41]/[.I41]" office:value-type="float" office:value="2.1534916696207" calcext:value-type="float">
            <text:p>2.1534916696207</text:p>
          </table:table-cell>
          <table:table-cell table:formula="of:=[.I41]/[.J41]" office:value-type="float" office:value="1.18352526195663" calcext:value-type="float">
            <text:p>1.18352526195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enberg</text:p>
          </table:table-cell>
          <table:table-cell office:value-type="float" office:value="34.6" calcext:value-type="float">
            <text:p>34.6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408" calcext:value-type="float">
            <text:p>408</text:p>
          </table:table-cell>
          <table:table-cell office:value-type="float" office:value="1633" calcext:value-type="float">
            <text:p>1633</text:p>
          </table:table-cell>
          <table:table-cell/>
          <table:table-cell table:formula="of:=(60-10)/([.C42]-10)*(1/3*([.B42]/25)+1)*(1.8/[.D42])*([.E42]/250)*([.F42]/1000)" office:value-type="float" office:value="27.3834504" calcext:value-type="float">
            <text:p>27.3834504</text:p>
          </table:table-cell>
          <table:table-cell table:formula="of:=(40-9)/([.C42]-9)*(1/3*([.B42]/25)+1)*(1.4/[.D42])*([.E42]/250)*([.F42]/1000)" office:value-type="float" office:value="12.428148992" calcext:value-type="float">
            <text:p>12.428148992</text:p>
          </table:table-cell>
          <table:table-cell office:value-type="float" office:value="10.7" calcext:value-type="float">
            <text:p>10.7</text:p>
          </table:table-cell>
          <table:table-cell table:formula="of:=[.H42]/[.I42]" office:value-type="float" office:value="2.20334101382488" calcext:value-type="float">
            <text:p>2.20334101382488</text:p>
          </table:table-cell>
          <table:table-cell table:formula="of:=[.I42]/[.J42]" office:value-type="float" office:value="1.16150925158879" calcext:value-type="float">
            <text:p>1.16150925158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 Aviv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250" calcext:value-type="float">
            <text:p>250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60-10)/([.C43]-10)*(1/3*([.B43]/25)+1)*(1.8/[.D43])*([.E43]/250)*([.F43]/1000)" office:value-type="float" office:value="5.30181818181818" calcext:value-type="float">
            <text:p>5.30181818181818</text:p>
          </table:table-cell>
          <table:table-cell table:formula="of:=(40-9)/([.C43]-9)*(1/3*([.B43]/25)+1)*(1.4/[.D43])*([.E43]/250)*([.F43]/1000)" office:value-type="float" office:value="2.39686363636364" calcext:value-type="float">
            <text:p>2.39686363636364</text:p>
          </table:table-cell>
          <table:table-cell office:value-type="float" office:value="1.92" calcext:value-type="float">
            <text:p>1.92</text:p>
          </table:table-cell>
          <table:table-cell table:formula="of:=[.H43]/[.I43]" office:value-type="float" office:value="2.21198156682028" calcext:value-type="float">
            <text:p>2.21198156682028</text:p>
          </table:table-cell>
          <table:table-cell table:formula="of:=[.I43]/[.J43]" office:value-type="float" office:value="1.24836647727273" calcext:value-type="float">
            <text:p>1.248366477272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20:54:50.524848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11:40:13.955771587</meta:creation-date>
    <dc:date>2021-07-18T10:13:14.556067999</dc:date>
    <meta:editing-duration>P1DT3H12M51S</meta:editing-duration>
    <meta:editing-cycles>6</meta:editing-cycles>
    <meta:generator>LibreOffice/6.0.7.3$Linux_X86_64 LibreOffice_project/00m0$Build-3</meta:generator>
    <meta:document-statistic meta:table-count="1" meta:cell-count="154" meta:object-count="0"/>
  </office:meta>
</office:document-meta>
</file>